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2c2a6" officeooo:paragraph-rsid="0002c2a6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02c2a6" officeooo:paragraph-rsid="0002c2a6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02c2a6" officeooo:paragraph-rsid="0002c2a6"/>
    </style:style>
    <style:style style:name="P4" style:family="paragraph" style:parent-style-name="Standard">
      <style:paragraph-properties fo:text-align="justify" style:justify-single-word="false"/>
      <style:text-properties style:font-name="Arial" officeooo:rsid="0002c2a6" officeooo:paragraph-rsid="00036b8f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02c2a6" officeooo:paragraph-rsid="00067cf7"/>
    </style:style>
    <style:style style:name="P6" style:family="paragraph" style:parent-style-name="Standard">
      <style:text-properties style:font-name="Arial" fo:font-weight="bold" officeooo:rsid="0002c2a6" officeooo:paragraph-rsid="0002c2a6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weight="bold" officeooo:rsid="0002c2a6" officeooo:paragraph-rsid="0002c2a6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weight="bold" officeooo:paragraph-rsid="00036b8f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officeooo:paragraph-rsid="00036b8f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officeooo:rsid="0003fe83" officeooo:paragraph-rsid="0003fe83"/>
    </style:style>
    <style:style style:name="P1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officeooo:rsid="0003fe83" officeooo:paragraph-rsid="00051168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officeooo:rsid="00051168" officeooo:paragraph-rsid="00051168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officeooo:rsid="0004f093" officeooo:paragraph-rsid="0004f093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officeooo:paragraph-rsid="00036b8f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officeooo:paragraph-rsid="00051168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weight="bold" officeooo:paragraph-rsid="00036b8f" style:font-weight-asian="bold" style:font-weight-complex="bold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weight="bold" officeooo:paragraph-rsid="0003fe83" style:font-weight-asian="bold" style:font-weight-complex="bold"/>
    </style:style>
    <style:style style:name="P1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weight="bold" officeooo:rsid="0003fe83" officeooo:paragraph-rsid="0003fe83" style:font-weight-asian="bold" style:font-weight-complex="bold"/>
    </style:style>
    <style:style style:name="P1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weight="bold" officeooo:rsid="00051168" officeooo:paragraph-rsid="00051168" style:font-weight-asian="bold" style:font-weight-complex="bold"/>
    </style:style>
    <style:style style:name="P2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weight="normal" officeooo:rsid="00051168" officeooo:paragraph-rsid="00051168" style:font-weight-asian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style:font-name="Arial" officeooo:paragraph-rsid="00036b8f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style:font-name="Arial" officeooo:paragraph-rsid="00067cf7"/>
    </style:style>
    <style:style style:name="P23" style:family="paragraph" style:parent-style-name="Standard" style:master-page-name="Standard">
      <style:paragraph-properties fo:margin-top="0cm" fo:margin-bottom="0cm" loext:contextual-spacing="false" fo:text-align="justify" style:justify-single-word="false" style:page-number="auto"/>
      <style:text-properties style:font-name="Arial" fo:font-weight="bold" officeooo:rsid="00051168" officeooo:paragraph-rsid="00051168" style:font-weight-asian="bold" style:font-weight-complex="bold"/>
    </style:style>
    <style:style style:name="P2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officeooo:paragraph-rsid="00036b8f"/>
    </style:style>
    <style:style style:name="P2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officeooo:paragraph-rsid="00097435"/>
    </style:style>
    <style:style style:name="P2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officeooo:paragraph-rsid="0009b635"/>
    </style:style>
    <style:style style:name="P2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officeooo:rsid="00051168" officeooo:paragraph-rsid="0009b635"/>
    </style:style>
    <style:style style:name="P2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officeooo:rsid="0009b635" officeooo:paragraph-rsid="00036b8f"/>
    </style:style>
    <style:style style:name="P2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officeooo:rsid="0009b635" officeooo:paragraph-rsid="0009b635"/>
    </style:style>
    <style:style style:name="P3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officeooo:rsid="0004f093" officeooo:paragraph-rsid="0009b635"/>
    </style:style>
    <style:style style:name="P3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weight="bold" officeooo:rsid="0009b635" officeooo:paragraph-rsid="0009b635" style:font-weight-asian="bold" style:font-weight-complex="bold"/>
    </style:style>
    <style:style style:name="P32" style:family="paragraph" style:parent-style-name="Standard">
      <style:text-properties style:font-name="Arial" officeooo:paragraph-rsid="0009b635"/>
    </style:style>
    <style:style style:name="P33" style:family="paragraph" style:parent-style-name="Standard">
      <style:text-properties style:font-name="Arial" fo:font-weight="bold" officeooo:paragraph-rsid="0009b635" style:font-weight-asian="bold" style:font-weight-complex="bold"/>
    </style:style>
    <style:style style:name="P34" style:family="paragraph" style:parent-style-name="Standard">
      <style:text-properties style:font-name="Arial" fo:font-weight="bold" officeooo:paragraph-rsid="00097435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Arial" officeooo:paragraph-rsid="0009b635"/>
    </style:style>
    <style:style style:name="P36" style:family="paragraph" style:parent-style-name="Standard">
      <style:text-properties style:font-name="Arial" officeooo:paragraph-rsid="00097435"/>
    </style:style>
    <style:style style:name="T1" style:family="text">
      <style:text-properties officeooo:rsid="0003fe83"/>
    </style:style>
    <style:style style:name="T2" style:family="text">
      <style:text-properties officeooo:rsid="0004f093"/>
    </style:style>
    <style:style style:name="T3" style:family="text">
      <style:text-properties officeooo:rsid="0005116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67cf7" style:font-weight-asian="bold" style:font-weight-complex="bold"/>
    </style:style>
    <style:style style:name="T6" style:family="text">
      <style:text-properties officeooo:rsid="00067cf7"/>
    </style:style>
    <style:style style:name="T7" style:family="text">
      <style:text-properties officeooo:rsid="0009b63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NIVERSIDADE ESTADUAL DE MARINGÁ - UEM</text:p>
      <text:p text:style-name="P7">DEPARTAMENTO DE INFORMÁTICA – DIN</text:p>
      <text:p text:style-name="P7">PROGRAMAÇÃO EM LINGUAGEM DE MONTAGEM</text:p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Documentação – <text:span text:style-name="T6">Números flutuantes e leitura/escrita de arquivo</text:span> em Assembly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FELIPE FERNANDES DA SILVA - <text:span text:style-name="T3">82170</text:span></text:p>
      <text:p text:style-name="P2">LEONARDO GABIATO CATHARIN – 83196</text:p>
      <text:p text:style-name="P2"/>
      <text:p text:style-name="P2"/>
      <text:p text:style-name="P2"/>
      <text:p text:style-name="P2"/>
      <text:p text:style-name="P1"/>
      <text:p text:style-name="P1"/>
      <text:p text:style-name="P6"><text:soft-page-break/>OBSERVAÇÕES</text:p>
      <text:p text:style-name="P1"/>
      <text:p text:style-name="P5">Esse trabalho foi versionado com um repositório open source no git hub. Segue o link: <text:span text:style-name="T5">https://github.com/leonardoCatharin/floatmullassembly</text:span></text:p>
      <text:p text:style-name="P3"/>
      <text:p text:style-name="P3"/>
      <text:p text:style-name="P23">RELATÓRIO TÉCNICO – MULTIPLICAÇÃO DE MATRIZES</text:p>
      <text:p text:style-name="P14"/>
      <text:p text:style-name="P22">Este relatório trata os principais módulos e suas regras na implementação de Multiplicação de duas matrizes <text:span text:style-name="T6">de números flutuantes</text:span> em Assembly, sendo uma matriz A (MxN) e uma matriz (NxP) sendo estes <text:span text:style-name="T6">valores lidos de um arquivo</text:span>. Havendo a multiplicação realizada o programa deverá exibir as 3 matrizes sendo a matriz resultante de tamanho (MxP) <text:span text:style-name="T6">e escrevendo em um outro arquivo a matriz resultante da multiplicação. Todos os arquivos deverão estar na pasta raiz da execução do programa.</text:span></text:p>
      <text:p text:style-name="P21"><text:bookmark text:name="_GoBack"/></text:p>
      <text:p text:style-name="P14"><text:span text:style-name="T3">Módulos</text:span>:</text:p>
      <text:p text:style-name="P14"/>
      <text:p text:style-name="P12">RESPONSÁVEL – FELIPE FERNANDES DA SILVA</text:p>
      <text:p text:style-name="P14"/>
      <text:p text:style-name="P16">levalorM, levalorN, levalorP:</text:p>
      <text:p text:style-name="P14"><text:tab/>Os três módulos são responsáveis por realizar a leitura dos valores para os tamanhos das matrizes, M, N e P respectivamente. Além disso, os três módulos realizam uma validação para não permitir ao usuário a digitação de números negativos, por se tratar da digitação de um tamanho, ou seja: </text:p>
      <text:p text:style-name="P14">Matriz A = |M| x |N| </text:p>
      <text:p text:style-name="P14">Matriz B = |N| x |P|</text:p>
      <text:p text:style-name="P14"/>
      <text:p text:style-name="P16">mostra_ordem_matrizes:</text:p>
      <text:p text:style-name="P14"><text:tab/>Estre módulo realiza a exibição das ordens das matrizes após realização do preenchimento dos tamanhos da mesma.</text:p>
      <text:p text:style-name="P14"/>
      <text:p text:style-name="P8">calcula_constante_salto, calcula_salto_matriz_b:</text:p>
      <text:p text:style-name="P14"><text:tab/>Estes módulos são responsáveis por calcular o próximo registro de cada matriz, de modo que seja considerado que o próximo registro seja um salto de linha, ou seja, o elemento [i1j1] passa para o elemento [i2j1].</text:p>
      <text:p text:style-name="P14"/>
      <text:p text:style-name="P16">calculaQtdeElementosA, calculaQtdeElementosB, calculaQtdeElementosC:</text:p>
      <text:p text:style-name="P14"><text:tab/>Estes módulos são responsáveis por calcular o tamanho da matriz A e B e da matriz resultante C, respectivamente, ou seja, ela multiplica as quantidades fornecidas pelo usuário em |M|, |N| e |P|, e gera também a matriz |M| x |P|.</text:p>
      <text:p text:style-name="P14"/>
      <text:p text:style-name="P17">escritaA, escritaB:</text:p>
      <text:p text:style-name="P14"><text:tab/>Módulos são responsáveis por <text:span text:style-name="T1">escrever</text:span> a cada Loop, qual a posição da matriz que o usuário está preenchendo, em cada uma das matrizes A, B <text:span text:style-name="T1">e C</text:span>.</text:p>
      <text:p text:style-name="P28"/>
      <text:p text:style-name="P34">alocaNomeArquivoEntrada:</text:p>
      <text:p text:style-name="P36"><text:tab/>Faz a alocação para o nome do arquivo de entrada.</text:p>
      <text:p text:style-name="P36"/>
      <text:p text:style-name="P34">leituraNomeArquivoEntrada, leituraNomeArquivoSaida:</text:p>
      <text:p text:style-name="P36"><text:tab/>Responsáveis por ler do teclado o nome dos arquivos de entrada e saída respectivamente.</text:p>
      <text:p text:style-name="P36"/>
      <text:p text:style-name="P34">retornoTratamentoEntrada, retornoTratamento</text:p>
      <text:p text:style-name="P36"><text:tab/>Responsáveis por encontrar a posição do caractere ‘Enter’ na string digitada pelo usuário.</text:p>
      <text:p text:style-name="P36"/>
      <text:p text:style-name="P36"/>
      <text:p text:style-name="P36"/>
      <text:p text:style-name="P34"><text:soft-page-break/>finalizaNomeArquivoEntrada, finalizaNomeArquivoSaida:</text:p>
      <text:p text:style-name="P36"><text:tab/>Mostram o tamanho da string digitada pelo usuário, assim como a entrada já convertida.</text:p>
      <text:p text:style-name="P36"/>
      <text:p text:style-name="P33">Leitura, leituraB:</text:p>
      <text:p text:style-name="P32"><text:tab/>Fazem a leitura do arquivo para a Matriz A e Matriz B.</text:p>
      <text:p text:style-name="P32"/>
      <text:p text:style-name="P25"/>
      <text:p text:style-name="P14">------------------------------------------------------------------------------------------------------------------------</text:p>
      <text:p text:style-name="P20"/>
      <text:p text:style-name="P20">RESPONSÁVEL – LEONARDO GABIATO CATHARIN</text:p>
      <text:p text:style-name="P16"/>
      <text:p text:style-name="P16">incrementa_indice_matriz_a, incrementa_indice_matriz_b:</text:p>
      <text:p text:style-name="P14"><text:tab/>Responsáveis por manter os índices das matrizes atualizados.</text:p>
      <text:p text:style-name="P14"/>
      <text:p text:style-name="P18">MostravetA, mostranumA e quebraLinhaA:</text:p>
      <text:p text:style-name="P10"><text:tab/>Módulo<text:span text:style-name="T3">s</text:span> responsável por mostrar a matriz A preenchida de maneira organizada como uma matriz.</text:p>
      <text:p text:style-name="P10"/>
      <text:p text:style-name="P18">MostravetB, mostranumB e quebraLinhaB:</text:p>
      <text:p text:style-name="P10"><text:tab/>Módulo<text:span text:style-name="T3">s</text:span> responsável por mostrar a matriz B preenchida de maneira organizada como uma matriz.</text:p>
      <text:p text:style-name="P10"/>
      <text:p text:style-name="P19">MostravetC, mostranumC e quebraLinhaC:</text:p>
      <text:p text:style-name="P11"><text:tab/>Módulo<text:span text:style-name="T3">s</text:span> responsável por mostrar a matriz <text:span text:style-name="T3">C</text:span> preenchida de maneira organizada como uma matriz.</text:p>
      <text:p text:style-name="P15"/>
      <text:p text:style-name="P16">Multiplicação:</text:p>
      <text:p text:style-name="P26"><text:tab/><text:span text:style-name="T7">A multiplicação de números flutuantes ocorre nesse módulo. O valor corrente da matriz A em %edi e o valor corrente da matriz B em %esi são empilhados na PFU em seguida tem-se a operação de multiplicação. A variável de lixo é usada apenas para descartar o topo da <text:s/>PFU para que o resultado da multiplicação se mantenha reservado na pilha até o momento da escrita. As posições da pilha vão se alternando conforme os valores vão sendo removidos do topo até que o loop chegue ao fim (valor de controle do loop armazenado em %ecx).</text:span></text:p>
      <text:p text:style-name="P27"/>
      <text:p text:style-name="P14"/>
      <text:p text:style-name="P30"><text:span text:style-name="T4">loop_linha:</text:span></text:p>
      <text:p text:style-name="P30">com seu retorno em <text:span text:style-name="T4">retorno_loop_linha</text:span> <text:span text:style-name="T3">para “andar” nas linhas da matriz A;</text:span></text:p>
      <text:p text:style-name="P13"/>
      <text:p text:style-name="P27"><text:span text:style-name="T4">loop_coluna:</text:span></text:p>
      <text:p text:style-name="P27">com seu retorno em <text:span text:style-name="T4">retorno_loop_coluna</text:span> para “andar” nas colunas da matriz B;</text:p>
      <text:p text:style-name="P27"/>
      <text:p text:style-name="P31">escritaC:</text:p>
      <text:p text:style-name="P29">Pega o valor do topo da PFU e insere na posição do corrente da matriz C que está em %ebp.</text:p>
      <text:p text:style-name="P12"/>
      <text:p text:style-name="P33">escritaNomeArquivoSaida, leArquivo:</text:p>
      <text:p text:style-name="P35"><text:tab/>Fazem a abertura do arquivo, seja para ler ou para escrever no arquivo, e são responsáveis por passar os ponteiros das matrizes para o registrador em que irá ser guardado os valores da matriz.</text:p>
      <text:p text:style-name="P35"/>
      <text:p text:style-name="P33"><text:soft-page-break/>Escrevematrizsaida:</text:p>
      <text:p text:style-name="P27"><text:tab/>Responsável por ler do vetor final os resultados da multiplicação e escrever essa informação no arquivo. </text:p>
      <text:p text:style-name="P14"/>
      <text:p text:style-name="P9"/>
      <text:p text:style-name="P4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1:53:40.814940473</meta:creation-date>
    <dc:date>2016-03-04T19:45:29.008124702</dc:date>
    <meta:editing-duration>PT1H23M38S</meta:editing-duration>
    <meta:editing-cycles>8</meta:editing-cycles>
    <meta:generator>LibreOffice/5.0.2.2$Linux_x86 LibreOffice_project/00m0$Build-2</meta:generator>
    <meta:document-statistic meta:table-count="0" meta:image-count="0" meta:object-count="0" meta:page-count="5" meta:paragraph-count="56" meta:word-count="670" meta:character-count="4581" meta:non-whitespace-character-count="3940"/>
  </office:meta>
</office:document-meta>
</file>